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4.718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10.326cm"/>
    </style:style>
    <style:style style:name="co8" style:family="table-column">
      <style:table-column-properties fo:break-before="auto" style:column-width="2.88cm"/>
    </style:style>
    <style:style style:name="co9" style:family="table-column">
      <style:table-column-properties fo:break-before="auto" style:column-width="7.987cm"/>
    </style:style>
    <style:style style:name="co10" style:family="table-column">
      <style:table-column-properties fo:break-before="auto" style:column-width="1.141cm"/>
    </style:style>
    <style:style style:name="co11" style:family="table-column">
      <style:table-column-properties fo:break-before="auto" style:column-width="2.461cm"/>
    </style:style>
    <style:style style:name="co12" style:family="table-column">
      <style:table-column-properties fo:break-before="auto" style:column-width="8.03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2"/>
    <style:style style:name="ce5" style:family="table-cell" style:parent-style-name="Default" style:data-style-name="N36"/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2"/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font-name="Liberation Sans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tadata" table:style-name="ta1"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Dataset-name</text:p>
          </table:table-cell>
          <table:table-cell office:value-type="string" calcext:value-type="string">
            <text:p>Communities and Crime</text:p>
          </table:table-cell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<text:span text:style-name="T1"><text:a xlink:href="https://archive.ics.uci.edu/ml/datasets/communities+and+crime" xlink:type="simple">https://archive.ics.uci.edu/ml/datasets/communities+and+crime</text:a></text:span>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read-date</text:p>
          </table:table-cell>
          <table:table-cell table:style-name="ce5" office:value-type="date" office:date-value="2023-01-23" calcext:value-type="date">
            <text:p>23/01/2023</text:p>
          </table:table-cell>
        </table:table-row>
      </table:table>
      <table:table table:name="dt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est Section ID</text:p>
          </table:table-cell>
          <table:table-cell office:value-type="string" calcext:value-type="string">
            <text:p>Test Section Name</text:p>
          </table:table-cell>
          <table:table-cell office:value-type="string" calcext:value-type="string">
            <text:p>Test Field ID</text:p>
          </table:table-cell>
          <table:table-cell office:value-type="string" calcext:value-type="string">
            <text:p>Test Field Name</text:p>
          </table:table-cell>
          <table:table-cell office:value-type="string" calcext:value-type="string">
            <text:p>Presence Che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tivation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Purpose for the dataset cre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tivation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Dataset creato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tivation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Dataset fund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Description of the 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Number of the 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Information about missing val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Recommended data spl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Description of errors, noise or redundanc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Information about data confidentialit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7</text:p>
          </table:table-cell>
          <table:table-cell office:value-type="string" calcext:value-type="string">
            <text:p>Information about possible data dangerousness (offensive, insulting, threatening or cause anxiety) or bias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Information about people involved in data production and their compensation (if people related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Description of idenfiability for individuals or subpopulations (if people related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0</text:p>
          </table:table-cell>
          <table:table-cell office:value-type="string" calcext:value-type="string">
            <text:p>Description of data sensitivity (if people related)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Statisti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Pair plo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Probabilistic mod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Ground truth correl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Description of instances acquisition and data collection process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Information about people involved in the data collection process and their compens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3</text:p>
          </table:table-cell>
          <table:table-cell office:value-type="string" calcext:value-type="string">
            <text:p>Time frame of data collec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Information about ethical review process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Information on individuals' knowledge of data collection (if people related)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Information on individuals' consent for data collection (if people related)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7</text:p>
          </table:table-cell>
          <table:table-cell office:value-type="string" calcext:value-type="string">
            <text:p>Analysis of potential impact of dataset, and its use, on data subjec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 processing procedures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Description of sampling, preprocessing, cleaning, labeling procedu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 processing procedures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Information about people involved in the data sampling, preprocessing, cleaning, labeling procedures and their compens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 processing procedures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Description of other possible sampling/preprocessing/cleaning/labeling procedu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1</text:p>
          </table:table-cell>
          <table:table-cell office:value-type="string" calcext:value-type="string">
            <text:p>Description of the tasks in which the dataset has already been used and their resul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Description of recommended uses or task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Description of not recommended u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Repository that links to all papers or system that use the datase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Description of license and terms of u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Information about subject supporting, hosting, maintaining the datas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Contact of the own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DO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Erratu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Information about dataset updat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Information about management of older dataset vers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Information about mechanism to extend/augment/build on/contribute to the data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c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c.01</text:p>
          </table:table-cell>
          <table:table-cell office:value-type="string" calcext:value-type="string">
            <text:p>Data is people relat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c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c.02</text:p>
          </table:table-cell>
          <table:table-cell office:value-type="string" calcext:value-type="string">
            <text:p>Presence of explicit target vari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c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c.03</text:p>
          </table:table-cell>
          <table:table-cell office:value-type="string" calcext:value-type="string">
            <text:p>Dataset is a sample or a reduction of a larger s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c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c.04</text:p>
          </table:table-cell>
          <table:table-cell office:value-type="string" calcext:value-type="string">
            <text:p>Recently updated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etrics" table:style-name="ta1">
        <table:table-column table:style-name="co9" table:default-cell-style-name="Default"/>
        <table:table-column table:style-name="co10" table:default-cell-style-name="ce7"/>
        <table:table-row table:style-name="ro1">
          <table:table-cell office:value-type="string" calcext:value-type="string">
            <text:p>Metric</text:p>
          </table:table-cell>
          <table:table-cell table:style-name="Default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Overall Presence Average</text:p>
          </table:table-cell>
          <table:table-cell table:formula="of:=AVERAGE([$dts.E2:.E40])" office:value-type="float" office:value="0.333333333333333" calcext:value-type="float">
            <text:p>0,33</text:p>
          </table:table-cell>
        </table:table-row>
        <table:table-row table:style-name="ro1">
          <table:table-cell office:value-type="string" calcext:value-type="string">
            <text:p>1 Motivation Presence Average</text:p>
          </table:table-cell>
          <table:table-cell table:formula="of:=AVERAGE([$dts.E2:.E4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2 Composition Presence Average</text:p>
          </table:table-cell>
          <table:table-cell table:formula="of:=AVERAGE([$dts.E5:.E18])" office:value-type="float" office:value="0.357142857142857" calcext:value-type="float">
            <text:p>0,36</text:p>
          </table:table-cell>
        </table:table-row>
        <table:table-row table:style-name="ro1">
          <table:table-cell office:value-type="string" calcext:value-type="string">
            <text:p>3 Collection processes Presence Average</text:p>
          </table:table-cell>
          <table:table-cell table:formula="of:=AVERAGE([$dts.E19:.E25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4 Data processing procedures Presence Average</text:p>
          </table:table-cell>
          <table:table-cell table:formula="of:=AVERAGE([$dts.E26:.E28])" office:value-type="float" office:value="0.333333333333333" calcext:value-type="float">
            <text:p>0,33</text:p>
          </table:table-cell>
        </table:table-row>
        <table:table-row table:style-name="ro1">
          <table:table-cell office:value-type="string" calcext:value-type="string">
            <text:p>5 Uses Presence Average</text:p>
          </table:table-cell>
          <table:table-cell table:formula="of:=AVERAGE([$dts.E29:.E33])" office:value-type="float" office:value="0.4" calcext:value-type="float">
            <text:p>0,40</text:p>
          </table:table-cell>
        </table:table-row>
        <table:table-row table:style-name="ro1">
          <table:table-cell office:value-type="string" calcext:value-type="string">
            <text:p>6 Maintenance Presence Average</text:p>
          </table:table-cell>
          <table:table-cell table:formula="of:=AVERAGE([$dts.E34:.E40])" office:value-type="float" office:value="0.285714285714286" calcext:value-type="float">
            <text:p>0,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41">
      <number:minutes number:style="long"/>
      <number:text>:</number:text>
      <number:seconds number:style="long" number:decimal-places="1"/>
    </number:time-style>
    <number:time-style style:name="N139">
      <number:hours/>
      <number:text>:</number:text>
      <number:minutes number:style="long"/>
      <number:text>:</number:text>
      <number:seconds number:style="long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4P0" style:volatile="true">
      <number:text>€ </number:text>
      <number:number number:decimal-places="0" number:min-decimal-places="0" number:min-integer-digits="1" number:grouping="true"/>
    </number:number-style>
    <number:number-style style:name="N134">
      <number:text>-€ 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2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€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6">
      <number:number number:decimal-places="1" number:min-decimal-places="1" number:min-integer-digits="1"/>
    </number:number-style>
    <number:number-style style:name="N10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date-style style:name="N120">
      <number:day number:style="long"/>
      <number:text>-</number:text>
      <number:month number:textual="true"/>
    </number:date-style>
    <number:date-style style:name="N140">
      <number:month number:textual="true"/>
      <number:text>-</number:text>
      <number:year/>
    </number:date-style>
    <number:number-style style:name="N11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3P0" style:volatile="true">
      <number:text>€ </number:text>
      <number:number number:decimal-places="2" number:min-decimal-places="2" number:min-integer-digits="1" number:grouping="true"/>
    </number:number-style>
    <number:number-style style:name="N113">
      <number:text>-€ 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15P0" style:volatile="true">
      <number:text>€ 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hours/>
      <number:text>:</number:text>
      <number:minutes number:style="long"/>
      <number:text> </number:text>
      <number:am-pm/>
    </number:time-style>
    <number:date-style style:name="N121">
      <number:day number:style="long"/>
      <number:text>-</number:text>
      <number:month number:textual="true"/>
      <number:text>-</number:text>
      <number:year/>
    </number:date-style>
    <number:time-style style:name="N122">
      <number:hours/>
      <number:text>:</number:text>
      <number:minutes number:style="long"/>
    </number:time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17:03:07.501247426</meta:creation-date>
    <meta:generator>LibreOffice/7.3.7.2$Linux_X86_64 LibreOffice_project/30$Build-2</meta:generator>
    <dc:date>2023-08-22T19:13:53.688867086</dc:date>
    <meta:editing-duration>PT1H1M46S</meta:editing-duration>
    <meta:editing-cycles>11</meta:editing-cycles>
    <meta:document-statistic meta:table-count="3" meta:cell-count="246" meta:object-count="0"/>
  </office:meta>
</office:document-meta>
</file>